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56bd" officeooo:paragraph-rsid="000756bd"/>
    </style:style>
    <style:style style:name="P2" style:family="paragraph" style:parent-style-name="Standard" style:list-style-name="L1">
      <style:text-properties officeooo:rsid="0007ee3a" officeooo:paragraph-rsid="0007ee3a"/>
    </style:style>
    <style:style style:name="T1" style:family="text">
      <style:text-properties officeooo:rsid="0007ee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6979086655077152" text:style-name="L1">
        <text:list-item>
          <text:p text:style-name="P1">Framework zu svg-Generierung: Apache Batik</text:p>
          <text:list>
            <text:list-item>
              <text:p text:style-name="P1">implementiert die Java Graphics2D API → Code zum Zeichnen kann wiederverwendet werden, z.B. auf einem AWT Canvas</text:p>
            </text:list-item>
          </text:list>
        </text:list-item>
        <text:list-item>
          <text:p text:style-name="P1">Neue Datenstruktur „StructuredTree“ bildet den Commitgraph ab und vereinfacht das Arbeiten mit den Commits</text:p>
          <text:list>
            <text:list-item>
              <text:p text:style-name="P1">beinhaltet doppelt verknüpften Graphen der Commits, Liste der Branches und Liste der Tags, beides jeweils mit Referenzen auf die Commits</text:p>
            </text:list-item>
            <text:list-item>
              <text:p text:style-name="P1">kapselt die Logik zum Generieren der Datenstruktur aus dem SPARQL Result</text:p>
            </text:list-item>
          </text:list>
        </text:list-item>
        <text:list-item>
          <text:p text:style-name="P1">Trennung von Commit-Graph und Zusatzinformationen durch Regel: Ein Commit pro Zeile</text:p>
          <text:list>
            <text:list-item>
              <text:p text:style-name="P1">→ bessere Übersichtlichkeit für den Anwender, da die Beschriftungen nicht die Außmaße des Graphen vergrößern → Graph bleibt kompakt, geringe Augenbewegungen nötig um den Graphen vollständig zu erfassen.</text:p>
            </text:list-item>
            <text:list-item>
              <text:p text:style-name="P1">Reihenfolge der Commits sofort erkennbar, da pro Zeile nur ein Commit</text:p>
            </text:list-item>
            <text:list-item>
              <text:p text:style-name="P1">Um von Commit-“Punkt“ im Graphen zur Beschriftung zu gelangen nur eine geradlinige horizontale Augenbewegung nötig → trotz Trennung hohe Lesegeschwindigkeit (siehe Literatur: „Information Visualisation“)</text:p>
            </text:list-item>
          </text:list>
        </text:list-item>
        <text:list-item>
          <text:p text:style-name="P1">Commit-Graph verläuft in Spalten, pro Spalte ein Branch → gute Übersichtlichkeit</text:p>
          <text:list>
            <text:list-item>
              <text:p text:style-name="P1">verschiedene Spalten außerdem verschieden eingefärbt → ebenfalls Erhöhung der Übersichtlichkeit</text:p>
            </text:list-item>
            <text:list-item>
              <text:p text:style-name="P1">Farbwahl <text:span text:style-name="T1">sollte der Ermüdung des Auges verbeugen</text:span></text:p>
            </text:list-item>
          </text:list>
        </text:list-item>
        <text:list-item>
          <text:p text:style-name="P2">Zeitpunkt des Commits wird nur tagesgenau wiedergegeben + Ausgabe des Datums nur wenn Änderung zu vorhergehendem Commit → Herabsetzen des Informationsgehaltes und Vermeiden von Redundanzen damit der Anwender die Daten schneller überblicken kan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05:03.917116453</meta:creation-date>
    <dc:date>2015-01-19T10:25:28.622196044</dc:date>
    <meta:editing-duration>PT4M54S</meta:editing-duration>
    <meta:editing-cycles>1</meta:editing-cycles>
    <meta:document-statistic meta:table-count="0" meta:image-count="0" meta:object-count="0" meta:page-count="1" meta:paragraph-count="13" meta:word-count="215" meta:character-count="1505" meta:non-whitespace-character-count="1316"/>
    <meta:generator>LibreOffice/4.2.7.2$Linux_X86_64 LibreOffice_project/420m0$Build-2</meta:generator>
  </office:meta>
</office:document-meta>
</file>